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FactoryQImpl.createValu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FactoryQImpl.createValue( Nod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FactoryQImpl.createValue(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FactoryQImpl.ValueFactoryQImpl( QValueFactory qfactory , NamePath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FactoryQImpl.createValue( String value , int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ueFactoryQImpl.createValue( QValue q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FactoryQImpl.createValue( InputStream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ueFactoryQImpl.createValue(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FactoryQImpl.createValue( Calend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FactoryQImpl.create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